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c3f23874-d2a7-4ced-b51e-b31f08a1c011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e8b70a26-c63d-41f3-8168-8596421c0c60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f2fc405c-a5aa-43ea-9f3a-23922988a841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daf90239-def3-4eb2-9c5d-bb0265a2773a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c192b8c-f7dd-4c37-90aa-cf535d0b95ae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0708682c-b517-485f-a5f5-ec4135750b52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29be8a70-3075-468e-8fbe-4bc5dc049091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a2316ee6-2961-4ba0-9803-5d2c95da233b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